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0653in" table:align="left"/>
    </style:style>
    <style:style style:name="Table1.A" style:family="table-column">
      <style:table-column-properties style:column-width="1.4729in"/>
    </style:style>
    <style:style style:name="Table1.B" style:family="table-column">
      <style:table-column-properties style:column-width="1.5924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top="0in" fo:margin-bottom="0.1965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to che nei temi in wordpress ultimamente non si usano tanto dei fogli di stile, quando dei *.json, come funziona?</text:p>
      <text:p text:style-name="Text_20_body">Negli ultimi anni in <text:span text:style-name="Strong_20_Emphasis">WordPress</text:span> è stato introdotto un nuovo sistema di configurazione dei temi basato su un file <text:span text:style-name="Strong_20_Emphasis"><text:span text:style-name="Source_20_Text">theme.json</text:span></text:span>. Questo è legato alla nuova architettura dell’editor a blocchi (<text:span text:style-name="Strong_20_Emphasis">Gutenberg</text:span>) e ai cosiddetti <text:span text:style-name="Strong_20_Emphasis">block themes</text:span>.</text:p>
      <text:p text:style-name="Text_20_body">In pratica: <text:span text:style-name="Strong_20_Emphasis">il JSON non sostituisce completamente il CSS</text:span>, ma serve per <text:span text:style-name="Strong_20_Emphasis">definire impostazioni di design globali</text:span> che WordPress poi traduce automaticamente in CSS.</text:p>
      <text:p text:style-name="Horizontal_20_Line"/>
      <text:h text:style-name="Heading_20_2" text:outline-level="2">1️⃣ Cos’è <text:span text:style-name="Source_20_Text">theme.json</text:span></text:h>
      <text:p text:style-name="Text_20_body"><text:span text:style-name="Source_20_Text">theme.json</text:span> è un file nel tema che permette di configurare:</text:p>
      <text:list text:style-name="L1">
        <text:list-item>
          <text:p text:style-name="P3">colori</text:p>
        </text:list-item>
        <text:list-item>
          <text:p text:style-name="P3">tipografia</text:p>
        </text:list-item>
        <text:list-item>
          <text:p text:style-name="P3">spaziature</text:p>
        </text:list-item>
        <text:list-item>
          <text:p text:style-name="P3">layout</text:p>
        </text:list-item>
        <text:list-item>
          <text:p text:style-name="P3">stili dei blocchi</text:p>
        </text:list-item>
        <text:list-item>
          <text:p text:style-name="P3">preset (palette colori, font, gradienti)</text:p>
        </text:list-item>
      </text:list>
      <text:p text:style-name="Text_20_body">senza scrivere direttamente CSS o PHP.</text:p>
      <text:p text:style-name="Text_20_body">Struttura tipica:</text:p>
      <text:section text:style-name="Sect1" text:name="code-block-viewer">
        <text:p text:style-name="P1">{</text:p>
        <text:p text:style-name="Preformatted_20_Text"><text:s text:c="2"/>"version": 2,</text:p>
        <text:p text:style-name="Preformatted_20_Text"><text:s text:c="2"/>"settings": {</text:p>
        <text:p text:style-name="Preformatted_20_Text"><text:s text:c="4"/>"color": {</text:p>
        <text:p text:style-name="Preformatted_20_Text"><text:s text:c="6"/>"palette": [</text:p>
        <text:p text:style-name="Preformatted_20_Text"><text:s text:c="8"/>{</text:p>
        <text:p text:style-name="Preformatted_20_Text"><text:s text:c="10"/>"name": "Primary",</text:p>
        <text:p text:style-name="Preformatted_20_Text"><text:s text:c="10"/>"slug": "primary",</text:p>
        <text:p text:style-name="Preformatted_20_Text"><text:s text:c="10"/>"color": "#0073aa"</text:p>
        <text:p text:style-name="Preformatted_20_Text"><text:s text:c="8"/>}</text:p>
        <text:p text:style-name="Preformatted_20_Text"><text:s text:c="6"/>]</text:p>
        <text:p text:style-name="Preformatted_20_Text"><text:s text:c="4"/>}</text:p>
        <text:p text:style-name="Preformatted_20_Text"><text:s text:c="2"/>},</text:p>
        <text:p text:style-name="Preformatted_20_Text"><text:s text:c="2"/>"styles": {</text:p>
        <text:p text:style-name="Preformatted_20_Text"><text:s text:c="4"/>"color": {</text:p>
        <text:p text:style-name="Preformatted_20_Text"><text:s text:c="6"/>"background": "#ffffff",</text:p>
        <text:p text:style-name="Preformatted_20_Text"><text:s text:c="6"/>"text": "#111111"</text:p>
        <text:p text:style-name="Preformatted_20_Text"><text:s text:c="4"/>}</text:p>
        <text:p text:style-name="Preformatted_20_Text"><text:s text:c="2"/>}</text:p>
        <text:p text:style-name="Preformatted_20_Text">}</text:p>
      </text:section>
      <text:p text:style-name="Horizontal_20_Line"/>
      <text:h text:style-name="Heading_20_2" text:outline-level="2">2️⃣ Cosa fa realmente WordPress</text:h>
      <text:p text:style-name="Text_20_body">Quando WordPress legge <text:span text:style-name="Source_20_Text">theme.json</text:span>:</text:p>
      <text:list text:style-name="L2">
        <text:list-item>
          <text:p text:style-name="P4">carica le impostazioni</text:p>
        </text:list-item>
        <text:list-item>
          <text:p text:style-name="P4"><text:soft-page-break/>genera <text:span text:style-name="Strong_20_Emphasis">CSS automaticamente</text:span></text:p>
        </text:list-item>
        <text:list-item>
          <text:p text:style-name="P4">lo applica a blocchi e layout</text:p>
        </text:list-item>
      </text:list>
      <text:p text:style-name="Text_20_body">Quindi dietro le quinte <text:span text:style-name="Strong_20_Emphasis">il CSS esiste ancora</text:span>, ma è generato dal sistema.</text:p>
      <text:p text:style-name="Horizontal_20_Line"/>
      <text:h text:style-name="Heading_20_2" text:outline-level="2">3️⃣ Perché è stato introdotto</text:h>
      <text:p text:style-name="Text_20_body">Prima:</text:p>
      <text:list text:style-name="L3">
        <text:list-item>
          <text:p text:style-name="P5">ogni tema definiva CSS e opzioni in modo diverso</text:p>
        </text:list-item>
        <text:list-item>
          <text:p text:style-name="P5">difficile integrare con l’editor</text:p>
        </text:list-item>
      </text:list>
      <text:p text:style-name="Text_20_body">Con <text:span text:style-name="Source_20_Text">theme.json</text:span>:</text:p>
      <text:list text:style-name="L4">
        <text:list-item>
          <text:p text:style-name="P6">design system centralizzato</text:p>
        </text:list-item>
        <text:list-item>
          <text:p text:style-name="P6">controlli coerenti nell’editor</text:p>
        </text:list-item>
        <text:list-item>
          <text:p text:style-name="P6">meno codice custom</text:p>
        </text:list-item>
        <text:list-item>
          <text:p text:style-name="P6">migliore compatibilità con i blocchi</text:p>
        </text:list-item>
      </text:list>
      <text:p text:style-name="Horizontal_20_Line"/>
      <text:h text:style-name="Heading_20_2" text:outline-level="2">4️⃣ Esempio pratico: palette colori</text:h>
      <text:p text:style-name="Text_20_body">Con CSS classico:</text:p>
      <text:section text:style-name="Sect1" text:name="Section1">
        <text:p text:style-name="P1"><text:bookmark text:name="code-block-viewer"/>.has-primary-color {</text:p>
        <text:p text:style-name="Preformatted_20_Text"><text:s text:c="2"/>color: #0073aa;</text:p>
        <text:p text:style-name="Preformatted_20_Text">}</text:p>
      </text:section>
      <text:p text:style-name="Text_20_body">Con <text:span text:style-name="Source_20_Text">theme.json</text:span>:</text:p>
      <text:section text:style-name="Sect1" text:name="Section2">
        <text:p text:style-name="P1"><text:bookmark text:name="code-block-viewer Copy 1"/>{</text:p>
        <text:p text:style-name="Preformatted_20_Text"><text:s text:c="2"/>"settings": {</text:p>
        <text:p text:style-name="Preformatted_20_Text"><text:s text:c="4"/>"color": {</text:p>
        <text:p text:style-name="Preformatted_20_Text"><text:s text:c="6"/>"palette": [</text:p>
        <text:p text:style-name="Preformatted_20_Text"><text:s text:c="8"/>{</text:p>
        <text:p text:style-name="Preformatted_20_Text"><text:s text:c="10"/>"slug": "primary",</text:p>
        <text:p text:style-name="Preformatted_20_Text"><text:s text:c="10"/>"color": "#0073aa",</text:p>
        <text:p text:style-name="Preformatted_20_Text"><text:s text:c="10"/>"name": "Primary"</text:p>
        <text:p text:style-name="Preformatted_20_Text"><text:s text:c="8"/>}</text:p>
        <text:p text:style-name="Preformatted_20_Text"><text:s text:c="6"/>]</text:p>
        <text:p text:style-name="Preformatted_20_Text"><text:s text:c="4"/>}</text:p>
        <text:p text:style-name="Preformatted_20_Text"><text:s text:c="2"/>}</text:p>
        <text:p text:style-name="Preformatted_20_Text">}</text:p>
      </text:section>
      <text:p text:style-name="Text_20_body">WordPress crea automaticamente le classi.</text:p>
      <text:p text:style-name="Horizontal_20_Line"/>
      <text:h text:style-name="Heading_20_2" text:outline-level="2">5️⃣ Ma il CSS serve ancora?</text:h>
      <text:p text:style-name="Text_20_body">Sì, per:</text:p>
      <text:list text:style-name="L5">
        <text:list-item>
          <text:p text:style-name="P7">animazioni</text:p>
        </text:list-item>
        <text:list-item>
          <text:p text:style-name="P7"><text:soft-page-break/>layout complessi</text:p>
        </text:list-item>
        <text:list-item>
          <text:p text:style-name="P7">componenti custom</text:p>
        </text:list-item>
        <text:list-item>
          <text:p text:style-name="P7">override specifici</text:p>
        </text:list-item>
      </text:list>
      <text:p text:style-name="Text_20_body">Quindi oggi nei temi moderni:</text:p>
      <text:section text:style-name="Sect1" text:name="Section3">
        <text:p text:style-name="P1"><text:bookmark text:name="code-block-viewer Copy 2"/>theme/</text:p>
        <text:p text:style-name="Preformatted_20_Text"><text:s/>├ style.css</text:p>
        <text:p text:style-name="Preformatted_20_Text"><text:s/>├ theme.json</text:p>
        <text:p text:style-name="Preformatted_20_Text"><text:s/>├ templates/</text:p>
        <text:p text:style-name="Preformatted_20_Text"><text:s/>├ parts/</text:p>
        <text:p text:style-name="Preformatted_20_Text"><text:s/>└ functions.php</text:p>
      </text:section>
      <text:p text:style-name="Text_20_body"><text:span text:style-name="Source_20_Text">theme.json</text:span> → design system<text:line-break/><text:span text:style-name="Source_20_Text">style.css</text:span> → styling avanzato</text:p>
      <text:p text:style-name="Horizontal_20_Line"/>
      <text:p text:style-name="Text_20_body">✅ <text:span text:style-name="Strong_20_Emphasis">In sintesi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Prima</text:p>
            </table:table-cell>
            <table:table-cell table:style-name="Table1.A1" office:value-type="string">
              <text:p text:style-name="Table_20_Heading">Oggi</text:p>
            </table:table-cell>
          </table:table-row>
        </table:table-header-rows>
        <table:table-row>
          <table:table-cell table:style-name="Table1.A1" office:value-type="string">
            <text:p text:style-name="Table_20_Contents">CSS manuale</text:p>
          </table:table-cell>
          <table:table-cell table:style-name="Table1.A1" office:value-type="string">
            <text:p text:style-name="Table_20_Contents">JSON + CSS generato</text:p>
          </table:table-cell>
        </table:table-row>
        <table:table-row>
          <table:table-cell table:style-name="Table1.A1" office:value-type="string">
            <text:p text:style-name="Table_20_Contents">opzioni tema custom</text:p>
          </table:table-cell>
          <table:table-cell table:style-name="Table1.A1" office:value-type="string">
            <text:p text:style-name="Table_20_Contents">sistema standard</text:p>
          </table:table-cell>
        </table:table-row>
        <table:table-row>
          <table:table-cell table:style-name="Table1.A1" office:value-type="string">
            <text:p text:style-name="Table_20_Contents">editor poco integrato</text:p>
          </table:table-cell>
          <table:table-cell table:style-name="Table1.A1" office:value-type="string">
            <text:p text:style-name="Table_20_Contents">editor a blocchi</text:p>
          </table:table-cell>
        </table:table-row>
      </table:table>
      <text:p text:style-name="Horizontal_20_Line"/>
      <text:p text:style-name="Text_20_body">💡 Se sviluppi temi WordPress oggi, <text:span text:style-name="Strong_20_Emphasis">imparare </text:span><text:span text:style-name="Strong_20_Emphasis"><text:span text:style-name="Source_20_Text">theme.json</text:span></text:span><text:span text:style-name="Strong_20_Emphasis"> è fondamentale</text:span>, perché è il cuore dei <text:span text:style-name="Strong_20_Emphasis">block themes</text:span>.</text:p>
      <text:p text:style-name="Horizontal_20_Line"/>
      <text:p text:style-name="Text_20_body">Se vuoi, posso anche mostrarti:</text:p>
      <text:list text:style-name="L6">
        <text:list-item>
          <text:p text:style-name="P8"><text:span text:style-name="Strong_20_Emphasis">la struttura completa di un tema moderno WordPress (2025)</text:span></text:p>
        </text:list-item>
        <text:list-item>
          <text:p text:style-name="P8">oppure <text:span text:style-name="Strong_20_Emphasis">un confronto reale tra tema classico e block theme</text:span> (molto interessante se sviluppi temi).</text:p>
        </text:list-item>
      </text:list>
      <text:p text:style-name="Text_20_body">ok mostra la struttura completa di un tema moderno WordPress (2025)</text:p>
      <text:p text:style-name="Text_20_body">Un <text:span text:style-name="Strong_20_Emphasis">tema moderno WordPress (block theme)</text:span> è organizzato molto diversamente dai temi classici. Oggi la struttura è pensata per funzionare con <text:span text:style-name="Strong_20_Emphasis">Full Site Editing</text:span> e con l’editor a blocchi <text:span text:style-name="Strong_20_Emphasis">Gutenberg</text:span> dentro <text:span text:style-name="Strong_20_Emphasis">WordPress</text:span>. </text:p>
      <text:p text:style-name="Text_20_body">Ti mostro prima <text:span text:style-name="Strong_20_Emphasis">la struttura completa tipica (2025)</text:span>, poi ti spiego <text:span text:style-name="Strong_20_Emphasis">cosa fa ogni cartella</text:span>.</text:p>
      <text:p text:style-name="Horizontal_20_Line"/>
      <text:h text:style-name="Heading_20_1" text:outline-level="1">Struttura completa di un tema WordPress moderno (Block Theme)</text:h>
      <text:section text:style-name="Sect1" text:name="Section4">
        <text:p text:style-name="P1"><text:bookmark text:name="code-block-viewer Copy 3"/>my-theme/</text:p>
        <text:p text:style-name="Preformatted_20_Text">│</text:p>
        <text:p text:style-name="Preformatted_20_Text">├── style.css</text:p>
        <text:p text:style-name="Preformatted_20_Text">├── theme.json</text:p>
        <text:p text:style-name="Preformatted_20_Text"><text:soft-page-break/>├── functions.php</text:p>
        <text:p text:style-name="Preformatted_20_Text">├── screenshot.png</text:p>
        <text:p text:style-name="Preformatted_20_Text">├── README.txt</text:p>
        <text:p text:style-name="Preformatted_20_Text">│</text:p>
        <text:p text:style-name="Preformatted_20_Text">├── templates/</text:p>
        <text:p text:style-name="Preformatted_20_Text">│ <text:s text:c="2"/>├── index.html</text:p>
        <text:p text:style-name="Preformatted_20_Text">│ <text:s text:c="2"/>├── home.html</text:p>
        <text:p text:style-name="Preformatted_20_Text">│ <text:s text:c="2"/>├── page.html</text:p>
        <text:p text:style-name="Preformatted_20_Text">│ <text:s text:c="2"/>├── single.html</text:p>
        <text:p text:style-name="Preformatted_20_Text">│ <text:s text:c="2"/>├── archive.html</text:p>
        <text:p text:style-name="Preformatted_20_Text">│ <text:s text:c="2"/>├── search.html</text:p>
        <text:p text:style-name="Preformatted_20_Text">│ <text:s text:c="2"/>└── 404.html</text:p>
        <text:p text:style-name="Preformatted_20_Text">│</text:p>
        <text:p text:style-name="Preformatted_20_Text">├── parts/</text:p>
        <text:p text:style-name="Preformatted_20_Text">│ <text:s text:c="2"/>├── header.html</text:p>
        <text:p text:style-name="Preformatted_20_Text">│ <text:s text:c="2"/>├── footer.html</text:p>
        <text:p text:style-name="Preformatted_20_Text">│ <text:s text:c="2"/>├── sidebar.html</text:p>
        <text:p text:style-name="Preformatted_20_Text">│ <text:s text:c="2"/>└── comments.html</text:p>
        <text:p text:style-name="Preformatted_20_Text">│</text:p>
        <text:p text:style-name="Preformatted_20_Text">├── patterns/</text:p>
        <text:p text:style-name="Preformatted_20_Text">│ <text:s text:c="2"/>├── hero.php</text:p>
        <text:p text:style-name="Preformatted_20_Text">│ <text:s text:c="2"/>├── pricing.php</text:p>
        <text:p text:style-name="Preformatted_20_Text">│ <text:s text:c="2"/>├── testimonials.php</text:p>
        <text:p text:style-name="Preformatted_20_Text">│ <text:s text:c="2"/>└── page-home.php</text:p>
        <text:p text:style-name="Preformatted_20_Text">│</text:p>
        <text:p text:style-name="Preformatted_20_Text">├── styles/</text:p>
        <text:p text:style-name="Preformatted_20_Text">│ <text:s text:c="2"/>├── dark.json</text:p>
        <text:p text:style-name="Preformatted_20_Text">│ <text:s text:c="2"/>├── light.json</text:p>
        <text:p text:style-name="Preformatted_20_Text">│ <text:s text:c="2"/>└── minimal.json</text:p>
        <text:p text:style-name="Preformatted_20_Text">│</text:p>
        <text:p text:style-name="Preformatted_20_Text">├── assets/</text:p>
        <text:p text:style-name="Preformatted_20_Text">│ <text:s text:c="2"/>├── css/</text:p>
        <text:p text:style-name="Preformatted_20_Text">│ <text:s text:c="2"/>│ <text:s text:c="2"/>└── blocks.css</text:p>
        <text:p text:style-name="Preformatted_20_Text">│ <text:s text:c="2"/>│</text:p>
        <text:p text:style-name="Preformatted_20_Text">│ <text:s text:c="2"/>├── js/</text:p>
        <text:p text:style-name="Preformatted_20_Text">│ <text:s text:c="2"/>│ <text:s text:c="2"/>└── theme.js</text:p>
        <text:p text:style-name="Preformatted_20_Text">│ <text:s text:c="2"/>│</text:p>
        <text:p text:style-name="Preformatted_20_Text">│ <text:s text:c="2"/>├── images/</text:p>
        <text:p text:style-name="Preformatted_20_Text">│ <text:s text:c="2"/>│ <text:s text:c="2"/>└── logo.png</text:p>
        <text:p text:style-name="Preformatted_20_Text">│ <text:s text:c="2"/>│</text:p>
        <text:p text:style-name="Preformatted_20_Text">│ <text:s text:c="2"/>└── blocks/</text:p>
        <text:p text:style-name="Preformatted_20_Text">│ <text:s text:c="6"/>├── core-button.css</text:p>
        <text:p text:style-name="Preformatted_20_Text">│ <text:s text:c="6"/>└── core-columns.css</text:p>
        <text:p text:style-name="Preformatted_20_Text">│</text:p>
        <text:p text:style-name="Preformatted_20_Text">└── inc/</text:p>
        <text:p text:style-name="Preformatted_20_Text"><text:s text:c="4"/>├── setup.php</text:p>
        <text:p text:style-name="Preformatted_20_Text"><text:s text:c="4"/>└── helpers.php</text:p>
      </text:section>
      <text:p text:style-name="Horizontal_20_Line"/>
      <text:h text:style-name="Heading_20_1" text:outline-level="1">Spiegazione delle parti principali</text:h>
      <text:h text:style-name="Heading_20_2" text:outline-level="2">1️⃣ File principali</text:h>
      <text:h text:style-name="Heading_20_3" text:outline-level="3"><text:span text:style-name="Source_20_Text">style.css</text:span></text:h>
      <text:p text:style-name="Text_20_body">È ancora <text:span text:style-name="Strong_20_Emphasis">obbligatorio</text:span> perché contiene i metadati del tema:</text:p>
      <text:section text:style-name="Sect1" text:name="Section5">
        <text:p text:style-name="P1"><text:bookmark text:name="code-block-viewer Copy 4"/>/*</text:p>
        <text:p text:style-name="Preformatted_20_Text">Theme Name: My Theme</text:p>
        <text:p text:style-name="Preformatted_20_Text">Author: Mario Rossi</text:p>
        <text:p text:style-name="Preformatted_20_Text"><text:soft-page-break/>Version: 1.0</text:p>
        <text:p text:style-name="Preformatted_20_Text">*/</text:p>
      </text:section>
      <text:p text:style-name="Text_20_body">Può contenere anche CSS, ma spesso oggi è minimale. </text:p>
      <text:p text:style-name="Horizontal_20_Line"/>
      <text:h text:style-name="Heading_20_3" text:outline-level="3"><text:span text:style-name="Source_20_Text">theme.json</text:span></text:h>
      <text:p text:style-name="Text_20_body">È il <text:span text:style-name="Strong_20_Emphasis">cuore del tema moderno</text:span>.</text:p>
      <text:p text:style-name="Text_20_body">Contiene:</text:p>
      <text:list text:style-name="L7">
        <text:list-item>
          <text:p text:style-name="P9">colori globali</text:p>
        </text:list-item>
        <text:list-item>
          <text:p text:style-name="P9">tipografia</text:p>
        </text:list-item>
        <text:list-item>
          <text:p text:style-name="P9">spacing</text:p>
        </text:list-item>
        <text:list-item>
          <text:p text:style-name="P9">layout</text:p>
        </text:list-item>
        <text:list-item>
          <text:p text:style-name="P9">configurazioni dei blocchi</text:p>
        </text:list-item>
      </text:list>
      <text:p text:style-name="Text_20_body">Esempio:</text:p>
      <text:section text:style-name="Sect1" text:name="Section6">
        <text:p text:style-name="P1"><text:bookmark text:name="code-block-viewer Copy 5"/>{</text:p>
        <text:p text:style-name="Preformatted_20_Text"><text:s text:c="2"/>"version": 3,</text:p>
        <text:p text:style-name="Preformatted_20_Text"><text:s text:c="2"/>"settings": {</text:p>
        <text:p text:style-name="Preformatted_20_Text"><text:s text:c="4"/>"color": {</text:p>
        <text:p text:style-name="Preformatted_20_Text"><text:s text:c="6"/>"palette": [</text:p>
        <text:p text:style-name="Preformatted_20_Text"><text:s text:c="8"/>{</text:p>
        <text:p text:style-name="Preformatted_20_Text"><text:s text:c="10"/>"slug": "primary",</text:p>
        <text:p text:style-name="Preformatted_20_Text"><text:s text:c="10"/>"color": "#0066ff"</text:p>
        <text:p text:style-name="Preformatted_20_Text"><text:s text:c="8"/>}</text:p>
        <text:p text:style-name="Preformatted_20_Text"><text:s text:c="6"/>]</text:p>
        <text:p text:style-name="Preformatted_20_Text"><text:s text:c="4"/>}</text:p>
        <text:p text:style-name="Preformatted_20_Text"><text:s text:c="2"/>}</text:p>
        <text:p text:style-name="Preformatted_20_Text">}</text:p>
      </text:section>
      <text:p text:style-name="Text_20_body">WordPress usa questi dati per generare CSS automaticamente.</text:p>
      <text:p text:style-name="Horizontal_20_Line"/>
      <text:h text:style-name="Heading_20_3" text:outline-level="3"><text:span text:style-name="Source_20_Text">functions.php</text:span></text:h>
      <text:p text:style-name="Text_20_body">Serve per:</text:p>
      <text:list text:style-name="L8">
        <text:list-item>
          <text:p text:style-name="P10">registrare script e CSS</text:p>
        </text:list-item>
        <text:list-item>
          <text:p text:style-name="P10">registrare blocchi</text:p>
        </text:list-item>
        <text:list-item>
          <text:p text:style-name="P10">funzioni PHP del tema</text:p>
        </text:list-item>
      </text:list>
      <text:p text:style-name="Text_20_body">Esempio:</text:p>
      <text:section text:style-name="Sect1" text:name="Section7">
        <text:p text:style-name="P1"><text:bookmark text:name="code-block-viewer Copy 6"/>add_action('wp_enqueue_scripts', function() {</text:p>
        <text:p text:style-name="Preformatted_20_Text"><text:s text:c="2"/>wp_enqueue_style('theme-style', get_stylesheet_uri());</text:p>
        <text:p text:style-name="Preformatted_20_Text">});</text:p>
      </text:section>
      <text:p text:style-name="Horizontal_20_Line"/>
      <text:h text:style-name="Heading_20_1" text:outline-level="1">2️⃣ Templates (nuovo sistema)</text:h>
      <text:p text:style-name="Text_20_body">Cartella:</text:p>
      <text:section text:style-name="Sect1" text:name="Section8">
        <text:p text:style-name="P1"><text:bookmark text:name="code-block-viewer Copy 7"/><text:soft-page-break/>/templates</text:p>
      </text:section>
      <text:p text:style-name="Text_20_body">Contiene <text:span text:style-name="Strong_20_Emphasis">template HTML con blocchi</text:span> (non più PHP).</text:p>
      <text:p text:style-name="Text_20_body">Esempi:</text:p>
      <text:section text:style-name="Sect1" text:name="Section9">
        <text:p text:style-name="P1"><text:bookmark text:name="code-block-viewer Copy 8"/>templates/</text:p>
        <text:p text:style-name="Preformatted_20_Text"><text:s/>├ index.html</text:p>
        <text:p text:style-name="Preformatted_20_Text"><text:s/>├ page.html</text:p>
        <text:p text:style-name="Preformatted_20_Text"><text:s/>├ single.html</text:p>
        <text:p text:style-name="Preformatted_20_Text"><text:s/>├ archive.html</text:p>
        <text:p text:style-name="Preformatted_20_Text"><text:s/>└ 404.html</text:p>
      </text:section>
      <text:p text:style-name="Text_20_body">Un template può sembrare così:</text:p>
      <text:section text:style-name="Sect1" text:name="Section10">
        <text:p text:style-name="P1"><text:bookmark text:name="code-block-viewer Copy 9"/>&lt;!-- wp:template-part {"slug":"header"} /--&gt;</text:p>
        <text:p text:style-name="Preformatted_20_Text">&lt;!-- wp:post-title /--&gt;</text:p>
        <text:p text:style-name="Preformatted_20_Text">&lt;!-- wp:post-content /--&gt;</text:p>
        <text:p text:style-name="Preformatted_20_Text">&lt;!-- wp:template-part {"slug":"footer"} /--&gt;</text:p>
      </text:section>
      <text:p text:style-name="Text_20_body">Questi blocchi vengono interpretati da WordPress.</text:p>
      <text:p text:style-name="Horizontal_20_Line"/>
      <text:h text:style-name="Heading_20_1" text:outline-level="1">3️⃣ Template Parts</text:h>
      <text:p text:style-name="Text_20_body">Cartella:</text:p>
      <text:section text:style-name="Sect1" text:name="Section11">
        <text:p text:style-name="P1"><text:bookmark text:name="code-block-viewer Copy 10"/>/parts</text:p>
      </text:section>
      <text:p text:style-name="Text_20_body">Contiene parti riutilizzabili:</text:p>
      <text:section text:style-name="Sect1" text:name="Section12">
        <text:p text:style-name="P1"><text:bookmark text:name="code-block-viewer Copy 11"/>parts/</text:p>
        <text:p text:style-name="Preformatted_20_Text"><text:s/>├ header.html</text:p>
        <text:p text:style-name="Preformatted_20_Text"><text:s/>├ footer.html</text:p>
        <text:p text:style-name="Preformatted_20_Text"><text:s/>└ sidebar.html</text:p>
      </text:section>
      <text:p text:style-name="Text_20_body">Servono come <text:span text:style-name="Strong_20_Emphasis">componenti riutilizzabili</text:span>.</text:p>
      <text:p text:style-name="Horizontal_20_Line"/>
      <text:h text:style-name="Heading_20_1" text:outline-level="1">4️⃣ Patterns</text:h>
      <text:p text:style-name="Text_20_body">Cartella:</text:p>
      <text:section text:style-name="Sect1" text:name="Section13">
        <text:p text:style-name="P1"><text:bookmark text:name="code-block-viewer Copy 12"/>/patterns</text:p>
      </text:section>
      <text:p text:style-name="Text_20_body">Sono <text:span text:style-name="Strong_20_Emphasis">layout riutilizzabili</text:span>.</text:p>
      <text:p text:style-name="Text_20_body">Esempio:</text:p>
      <text:list text:style-name="L9">
        <text:list-item>
          <text:p text:style-name="P11">hero</text:p>
        </text:list-item>
        <text:list-item>
          <text:p text:style-name="P11">call to action</text:p>
        </text:list-item>
        <text:list-item>
          <text:p text:style-name="P11">pricing table</text:p>
        </text:list-item>
        <text:list-item>
          <text:p text:style-name="P11">testimonials</text:p>
        </text:list-item>
      </text:list>
      <text:p text:style-name="Text_20_body">Sono scritti in PHP perché registrano pattern nel sistema.</text:p>
      <text:p text:style-name="Horizontal_20_Line"/>
      <text:h text:style-name="Heading_20_1" text:outline-level="1"><text:soft-page-break/>5️⃣ Style Variations</text:h>
      <text:p text:style-name="Text_20_body">Cartella:</text:p>
      <text:section text:style-name="Sect1" text:name="Section14">
        <text:p text:style-name="P1"><text:bookmark text:name="code-block-viewer Copy 13"/>/styles</text:p>
      </text:section>
      <text:p text:style-name="Text_20_body">Permette di avere <text:span text:style-name="Strong_20_Emphasis">varianti del tema</text:span>:</text:p>
      <text:list text:style-name="L10">
        <text:list-item>
          <text:p text:style-name="P12">dark mode</text:p>
        </text:list-item>
        <text:list-item>
          <text:p text:style-name="P12">minimal</text:p>
        </text:list-item>
        <text:list-item>
          <text:p text:style-name="P12">corporate</text:p>
        </text:list-item>
      </text:list>
      <text:p text:style-name="Text_20_body">Ogni file è JSON:</text:p>
      <text:section text:style-name="Sect1" text:name="Section15">
        <text:p text:style-name="P1"><text:bookmark text:name="code-block-viewer Copy 14"/>styles/dark.json</text:p>
        <text:p text:style-name="Preformatted_20_Text">styles/light.json</text:p>
      </text:section>
      <text:p text:style-name="Text_20_body">WordPress li mostra nel pannello <text:span text:style-name="Strong_20_Emphasis">Aspetto → Editor → Stili</text:span>.</text:p>
      <text:p text:style-name="Horizontal_20_Line"/>
      <text:h text:style-name="Heading_20_1" text:outline-level="1">6️⃣ Assets</text:h>
      <text:p text:style-name="Text_20_body">Cartella classica:</text:p>
      <text:section text:style-name="Sect1" text:name="Section16">
        <text:p text:style-name="P1"><text:bookmark text:name="code-block-viewer Copy 15"/>/assets</text:p>
      </text:section>
      <text:p text:style-name="Text_20_body">Contiene:</text:p>
      <text:section text:style-name="Sect1" text:name="Section17">
        <text:p text:style-name="P1"><text:bookmark text:name="code-block-viewer Copy 16"/>assets/</text:p>
        <text:p text:style-name="Preformatted_20_Text"><text:s/>├ css</text:p>
        <text:p text:style-name="Preformatted_20_Text"><text:s/>├ js</text:p>
        <text:p text:style-name="Preformatted_20_Text"><text:s/>├ images</text:p>
        <text:p text:style-name="Preformatted_20_Text"><text:s/>└ fonts</text:p>
      </text:section>
      <text:p text:style-name="Text_20_body">Oppure CSS specifico per blocchi.</text:p>
      <text:p text:style-name="Horizontal_20_Line"/>
      <text:h text:style-name="Heading_20_1" text:outline-level="1">Differenza con i temi vecchi</text:h>
      <text:h text:style-name="Heading_20_3" text:outline-level="3">Tema classico (2018)</text:h>
      <text:section text:style-name="Sect1" text:name="Section18">
        <text:p text:style-name="P1"><text:bookmark text:name="code-block-viewer Copy 17"/>style.css</text:p>
        <text:p text:style-name="Preformatted_20_Text">index.php</text:p>
        <text:p text:style-name="Preformatted_20_Text">header.php</text:p>
        <text:p text:style-name="Preformatted_20_Text">footer.php</text:p>
        <text:p text:style-name="Preformatted_20_Text">page.php</text:p>
        <text:p text:style-name="Preformatted_20_Text">single.php</text:p>
        <text:p text:style-name="Preformatted_20_Text">sidebar.php</text:p>
      </text:section>
      <text:h text:style-name="Heading_20_3" text:outline-level="3">Tema moderno</text:h>
      <text:section text:style-name="Sect1" text:name="Section19">
        <text:p text:style-name="P1"><text:bookmark text:name="code-block-viewer Copy 18"/>theme.json</text:p>
        <text:p text:style-name="Preformatted_20_Text">templates/*.html</text:p>
        <text:p text:style-name="Preformatted_20_Text">parts/*.html</text:p>
        <text:p text:style-name="Preformatted_20_Text">patterns/*.php</text:p>
      </text:section>
      <text:p text:style-name="Text_20_body">Quindi:</text:p>
      <text:list text:style-name="L11">
        <text:list-item>
          <text:p text:style-name="P13">meno PHP</text:p>
        </text:list-item>
        <text:list-item>
          <text:p text:style-name="P13"><text:soft-page-break/>più HTML + JSON</text:p>
        </text:list-item>
        <text:list-item>
          <text:p text:style-name="P13">tutto integrato nel block editor.</text:p>
        </text:list-item>
      </text:list>
      <text:p text:style-name="Horizontal_20_Line"/>
      <text:p text:style-name="Text_20_body">💡 <text:span text:style-name="Strong_20_Emphasis">Curiosità importante</text:span></text:p>
      <text:p text:style-name="Text_20_body">Oggi i temi ufficiali come <text:span text:style-name="Strong_20_Emphasis">Twenty Twenty-Four / Twenty Twenty-Five</text:span> sono completamente basati su questo sistema.</text:p>
      <text:p text:style-name="Horizontal_20_Line"/>
      <text:p text:style-name="Text_20_body">✅ Se vuoi, posso anche mostrarti <text:span text:style-name="Strong_20_Emphasis">un esempio reale di template moderno (</text:span><text:span text:style-name="Strong_20_Emphasis"><text:span text:style-name="Source_20_Text">single.html</text:span></text:span><text:span text:style-name="Strong_20_Emphasis">) spiegato riga per riga</text:span>, perché è lì che si capisce davvero <text:span text:style-name="Strong_20_Emphasis">come WordPress genera le pagine senza PHP</text:span>.</text:p>
      <text:p text:style-name="Text_20_body">ok</text:p>
      <text:p text:style-name="Text_20_body">Ti mostro un <text:span text:style-name="Strong_20_Emphasis">vero esempio semplificato di </text:span><text:span text:style-name="Strong_20_Emphasis"><text:span text:style-name="Source_20_Text">single.html</text:span></text:span> in un <text:span text:style-name="Strong_20_Emphasis">block theme</text:span> moderno di <text:span text:style-name="Strong_20_Emphasis">WordPress</text:span>, usando l’editor a blocchi <text:span text:style-name="Strong_20_Emphasis">Gutenberg</text:span>.</text:p>
      <text:p text:style-name="Text_20_body">Questo file definisce <text:span text:style-name="Strong_20_Emphasis">la pagina di un singolo articolo</text:span>.</text:p>
      <text:p text:style-name="Horizontal_20_Line"/>
      <text:h text:style-name="Heading_20_1" text:outline-level="1">Esempio reale di <text:span text:style-name="Source_20_Text">templates/single.html</text:span></text:h>
      <text:section text:style-name="Sect1" text:name="Section20">
        <text:p text:style-name="P1"><text:bookmark text:name="code-block-viewer Copy 19"/>&lt;!-- Header --&gt;</text:p>
        <text:p text:style-name="Preformatted_20_Text">&lt;!-- wp:template-part {"slug":"header","tagName":"header"} /--&gt;</text:p>
        <text:p text:style-name="Preformatted_20_Text">&lt;!-- Contenitore principale --&gt;</text:p>
        <text:p text:style-name="Preformatted_20_Text">&lt;!-- wp:group {"tagName":"main","layout":{"type":"constrained"}} --&gt;</text:p>
        <text:p text:style-name="Preformatted_20_Text"><text:s text:c="4"/>&lt;!-- Titolo articolo --&gt;</text:p>
        <text:p text:style-name="Preformatted_20_Text"><text:s text:c="4"/>&lt;!-- wp:post-title {"level":1} /--&gt;</text:p>
        <text:p text:style-name="Preformatted_20_Text"><text:s text:c="4"/>&lt;!-- Meta dati --&gt;</text:p>
        <text:p text:style-name="Preformatted_20_Text"><text:s text:c="4"/>&lt;!-- wp:group {"layout":{"type":"flex"}} --&gt;</text:p>
        <text:p text:style-name="Preformatted_20_Text"><text:s text:c="8"/>&lt;!-- wp:post-author /--&gt;</text:p>
        <text:p text:style-name="Preformatted_20_Text"><text:s text:c="8"/>&lt;!-- wp:post-date /--&gt;</text:p>
        <text:p text:style-name="Preformatted_20_Text"><text:s text:c="4"/>&lt;!-- /wp:group --&gt;</text:p>
        <text:p text:style-name="Preformatted_20_Text"><text:s text:c="4"/>&lt;!-- Immagine in evidenza --&gt;</text:p>
        <text:p text:style-name="Preformatted_20_Text"><text:s text:c="4"/>&lt;!-- wp:post-featured-image /--&gt;</text:p>
        <text:p text:style-name="Preformatted_20_Text"><text:s text:c="4"/>&lt;!-- Contenuto articolo --&gt;</text:p>
        <text:p text:style-name="Preformatted_20_Text"><text:s text:c="4"/>&lt;!-- wp:post-content /--&gt;</text:p>
        <text:p text:style-name="Preformatted_20_Text"><text:s text:c="4"/>&lt;!-- Tag --&gt;</text:p>
        <text:p text:style-name="Preformatted_20_Text"><text:s text:c="4"/>&lt;!-- wp:post-terms {"term":"post_tag"} /--&gt;</text:p>
        <text:p text:style-name="Preformatted_20_Text">&lt;!-- /wp:group --&gt;</text:p>
        <text:p text:style-name="Preformatted_20_Text">&lt;!-- Commenti --&gt;</text:p>
        <text:p text:style-name="Preformatted_20_Text">&lt;!-- wp:comments /--&gt;</text:p>
        <text:p text:style-name="Preformatted_20_Text">&lt;!-- Footer --&gt;</text:p>
        <text:p text:style-name="Preformatted_20_Text">&lt;!-- wp:template-part {"slug":"footer","tagName":"footer"} /--&gt;</text:p>
      </text:section>
      <text:p text:style-name="Horizontal_20_Line"/>
      <text:h text:style-name="Heading_20_1" text:outline-level="1">Spiegazione riga per riga</text:h>
      <text:h text:style-name="Heading_20_2" text:outline-level="2">1️⃣ Header del sito</text:h>
      <text:section text:style-name="Sect1" text:name="Section21">
        <text:p text:style-name="P1"><text:bookmark text:name="code-block-viewer Copy 20"/>&lt;!-- wp:template-part {"slug":"header"} /--&gt;</text:p>
      </text:section>
      <text:p text:style-name="Text_20_body"><text:soft-page-break/>Carica:</text:p>
      <text:section text:style-name="Sect1" text:name="Section22">
        <text:p text:style-name="P1"><text:bookmark text:name="code-block-viewer Copy 21"/>/parts/header.html</text:p>
      </text:section>
      <text:p text:style-name="Text_20_body">È equivalente al vecchio:</text:p>
      <text:section text:style-name="Sect1" text:name="Section23">
        <text:p text:style-name="P1"><text:bookmark text:name="code-block-viewer Copy 22"/>get_header();</text:p>
      </text:section>
      <text:p text:style-name="Horizontal_20_Line"/>
      <text:h text:style-name="Heading_20_1" text:outline-level="1">2️⃣ Contenitore principale</text:h>
      <text:section text:style-name="Sect1" text:name="Section24">
        <text:p text:style-name="P1"><text:bookmark text:name="code-block-viewer Copy 23"/>&lt;!-- wp:group {"tagName":"main"} --&gt;</text:p>
      </text:section>
      <text:p text:style-name="Text_20_body">Il blocco <text:span text:style-name="Strong_20_Emphasis">group</text:span> serve come wrapper HTML.</text:p>
      <text:p text:style-name="Text_20_body">WordPress genererà qualcosa tipo:</text:p>
      <text:section text:style-name="Sect1" text:name="Section25">
        <text:p text:style-name="P1"><text:bookmark text:name="code-block-viewer Copy 24"/>&lt;main class="wp-block-group"&gt;</text:p>
      </text:section>
      <text:p text:style-name="Horizontal_20_Line"/>
      <text:h text:style-name="Heading_20_1" text:outline-level="1">3️⃣ Titolo dell’articolo</text:h>
      <text:section text:style-name="Sect1" text:name="Section26">
        <text:p text:style-name="P1"><text:bookmark text:name="code-block-viewer Copy 25"/>&lt;!-- wp:post-title {"level":1} /--&gt;</text:p>
      </text:section>
      <text:p text:style-name="Text_20_body">WordPress inserisce automaticamente:</text:p>
      <text:section text:style-name="Sect1" text:name="Section27">
        <text:p text:style-name="P1"><text:bookmark text:name="code-block-viewer Copy 26"/>&lt;h1&gt;Titolo del post&lt;/h1&gt;</text:p>
      </text:section>
      <text:p text:style-name="Text_20_body">È l’equivalente di:</text:p>
      <text:section text:style-name="Sect1" text:name="Section28">
        <text:p text:style-name="P1"><text:bookmark text:name="code-block-viewer Copy 27"/>the_title();</text:p>
      </text:section>
      <text:p text:style-name="Horizontal_20_Line"/>
      <text:h text:style-name="Heading_20_1" text:outline-level="1">4️⃣ Autore e data</text:h>
      <text:section text:style-name="Sect1" text:name="Section29">
        <text:p text:style-name="P1"><text:bookmark text:name="code-block-viewer Copy 28"/>&lt;!-- wp:post-author /--&gt;</text:p>
        <text:p text:style-name="Preformatted_20_Text">&lt;!-- wp:post-date /--&gt;</text:p>
      </text:section>
      <text:p text:style-name="Text_20_body">Genera qualcosa tipo:</text:p>
      <text:section text:style-name="Sect1" text:name="Section30">
        <text:p text:style-name="P1"><text:bookmark text:name="code-block-viewer Copy 29"/>div class="wp-block-post-author"</text:p>
        <text:p text:style-name="Preformatted_20_Text">div class="wp-block-post-date"</text:p>
      </text:section>
      <text:p text:style-name="Horizontal_20_Line"/>
      <text:h text:style-name="Heading_20_1" text:outline-level="1">5️⃣ Featured image</text:h>
      <text:section text:style-name="Sect1" text:name="Section31">
        <text:p text:style-name="P1"><text:bookmark text:name="code-block-viewer Copy 30"/>&lt;!-- wp:post-featured-image /--&gt;</text:p>
      </text:section>
      <text:p text:style-name="Text_20_body">Equivalente PHP:</text:p>
      <text:section text:style-name="Sect1" text:name="Section32">
        <text:p text:style-name="P1"><text:bookmark text:name="code-block-viewer Copy 31"/>the_post_thumbnail();</text:p>
      </text:section>
      <text:p text:style-name="Horizontal_20_Line"/>
      <text:h text:style-name="Heading_20_1" text:outline-level="1">6️⃣ Contenuto del post</text:h>
      <text:section text:style-name="Sect1" text:name="Section33">
        <text:p text:style-name="P1"><text:bookmark text:name="code-block-viewer Copy 32"/>&lt;!-- wp:post-content /--&gt;</text:p>
      </text:section>
      <text:p text:style-name="Text_20_body">Questo è il blocco più importante.</text:p>
      <text:p text:style-name="Text_20_body">WordPress inserisce <text:span text:style-name="Strong_20_Emphasis">il contenuto scritto nell’editor</text:span>.</text:p>
      <text:p text:style-name="Text_20_body"><text:soft-page-break/>Equivalente PHP:</text:p>
      <text:section text:style-name="Sect1" text:name="Section34">
        <text:p text:style-name="P1"><text:bookmark text:name="code-block-viewer Copy 33"/>the_content();</text:p>
      </text:section>
      <text:p text:style-name="Horizontal_20_Line"/>
      <text:h text:style-name="Heading_20_1" text:outline-level="1">7️⃣ Tag</text:h>
      <text:section text:style-name="Sect1" text:name="Section35">
        <text:p text:style-name="P1"><text:bookmark text:name="code-block-viewer Copy 34"/>&lt;!-- wp:post-terms {"term":"post_tag"} /--&gt;</text:p>
      </text:section>
      <text:p text:style-name="Text_20_body">Mostra i tag del post.</text:p>
      <text:p text:style-name="Horizontal_20_Line"/>
      <text:h text:style-name="Heading_20_1" text:outline-level="1">8️⃣ Commenti</text:h>
      <text:section text:style-name="Sect1" text:name="Section36">
        <text:p text:style-name="P1"><text:bookmark text:name="code-block-viewer Copy 35"/>&lt;!-- wp:comments /--&gt;</text:p>
      </text:section>
      <text:p text:style-name="Text_20_body">WordPress inserisce il sistema commenti completo.</text:p>
      <text:p text:style-name="Horizontal_20_Line"/>
      <text:h text:style-name="Heading_20_1" text:outline-level="1">9️⃣ Footer</text:h>
      <text:section text:style-name="Sect1" text:name="Section37">
        <text:p text:style-name="P1"><text:bookmark text:name="code-block-viewer Copy 36"/>&lt;!-- wp:template-part {"slug":"footer"} /--&gt;</text:p>
      </text:section>
      <text:p text:style-name="Text_20_body">Carica:</text:p>
      <text:section text:style-name="Sect1" text:name="Section38">
        <text:p text:style-name="P1"><text:bookmark text:name="code-block-viewer Copy 37"/>/parts/footer.html</text:p>
      </text:section>
      <text:p text:style-name="Text_20_body">Equivalente a:</text:p>
      <text:section text:style-name="Sect1" text:name="Section39">
        <text:p text:style-name="P1"><text:bookmark text:name="code-block-viewer Copy 38"/>get_footer();</text:p>
      </text:section>
      <text:p text:style-name="Horizontal_20_Line"/>
      <text:h text:style-name="Heading_20_1" text:outline-level="1">Cosa genera WordPress alla fine</text:h>
      <text:p text:style-name="Text_20_body">Il sistema di <text:span text:style-name="Strong_20_Emphasis">Gutenberg</text:span> interpreta questi commenti:</text:p>
      <text:section text:style-name="Sect1" text:name="Section40">
        <text:p text:style-name="P1"><text:bookmark text:name="code-block-viewer Copy 39"/>&lt;!-- wp:post-title --&gt;</text:p>
      </text:section>
      <text:p text:style-name="Text_20_body">e li trasforma in <text:span text:style-name="Strong_20_Emphasis">HTML + dati dinamici</text:span>.</text:p>
      <text:p text:style-name="Text_20_body">Quindi il browser vede qualcosa tipo:</text:p>
      <text:section text:style-name="Sect1" text:name="Section41">
        <text:p text:style-name="P1"><text:bookmark text:name="code-block-viewer Copy 40"/>&lt;header&gt;...&lt;/header&gt;</text:p>
        <text:p text:style-name="Preformatted_20_Text">&lt;main&gt;</text:p>
        <text:p text:style-name="Preformatted_20_Text"><text:s text:c="2"/>&lt;h1&gt;Titolo del post&lt;/h1&gt;</text:p>
        <text:p text:style-name="Preformatted_20_Text"><text:s text:c="2"/>&lt;div class="meta"&gt;Autore - Data&lt;/div&gt;</text:p>
        <text:p text:style-name="Preformatted_20_Text"><text:s text:c="2"/>&lt;img src="featured.jpg"&gt;</text:p>
        <text:p text:style-name="Preformatted_20_Text"><text:s text:c="2"/>&lt;div class="content"&gt;contenuto...&lt;/div&gt;</text:p>
        <text:p text:style-name="Preformatted_20_Text">&lt;/main&gt;</text:p>
        <text:p text:style-name="Preformatted_20_Text">&lt;footer&gt;...&lt;/footer&gt;</text:p>
      </text:section>
      <text:p text:style-name="Horizontal_20_Line"/>
      <text:h text:style-name="Heading_20_1" text:outline-level="1">La cosa potente del sistema</text:h>
      <text:p text:style-name="Text_20_body">Il file <text:span text:style-name="Source_20_Text">single.html</text:span> può essere <text:span text:style-name="Strong_20_Emphasis">modificato direttamente dall’editor del sito</text:span>.</text:p>
      <text:p text:style-name="Text_20_body">In:</text:p>
      <text:section text:style-name="Sect1" text:name="Section42">
        <text:p text:style-name="P1"><text:bookmark text:name="code-block-viewer Copy 41"/><text:soft-page-break/>Aspetto → Editor</text:p>
      </text:section>
      <text:p text:style-name="Text_20_body">L’utente può cambiare layout <text:span text:style-name="Strong_20_Emphasis">senza toccare codice</text:span>.</text:p>
      <text:p text:style-name="Horizontal_20_Line"/>
      <text:p text:style-name="Text_20_body">💡 <text:span text:style-name="Strong_20_Emphasis">Una cosa che molti sviluppatori scoprono tardi:</text:span></text:p>
      <text:p text:style-name="Text_20_body">WordPress ha una <text:span text:style-name="Strong_20_Emphasis">gerarchia dei template anche per i block themes</text:span>, tipo:</text:p>
      <text:section text:style-name="Sect1" text:name="Section43">
        <text:p text:style-name="P1"><text:bookmark text:name="code-block-viewer Copy 42"/>single.html</text:p>
        <text:p text:style-name="Preformatted_20_Text">single-post.html</text:p>
        <text:p text:style-name="Preformatted_20_Text">single-product.html</text:p>
      </text:section>
      <text:p text:style-name="Text_20_body">quindi puoi fare template diversi per ogni post type.</text:p>
      <text:p text:style-name="Horizontal_20_Line"/>
      <text:p text:style-name="Text_20_body">Se vuoi, posso anche mostrarti una cosa molto interessante:<text:line-break/>👉 <text:span text:style-name="Strong_20_Emphasis">come WordPress converte </text:span><text:span text:style-name="Strong_20_Emphasis"><text:span text:style-name="Source_20_Text">theme.json</text:span></text:span><text:span text:style-name="Strong_20_Emphasis"> in CSS reale</text:span> (è un sistema abbastanza geniale e pochi sviluppatori lo conoscono bene).</text:p>
      <text:p text:style-name="Text_20_body">ok</text:p>
      <text:p text:style-name="Text_20_body">Il sistema con cui <text:span text:style-name="Strong_20_Emphasis">WordPress</text:span> converte <text:span text:style-name="Source_20_Text">theme.json</text:span> in <text:span text:style-name="Strong_20_Emphasis">CSS reale</text:span> è una delle parti più interessanti dell’architettura moderna del block editor <text:span text:style-name="Strong_20_Emphasis">Gutenberg</text:span>.</text:p>
      <text:p text:style-name="Text_20_body">L’idea è questa:</text:p>
      <text:p text:style-name="Quotations">tu definisci <text:span text:style-name="Strong_20_Emphasis">design tokens in JSON</text:span>, e WordPress genera <text:span text:style-name="Strong_20_Emphasis">variabili CSS + classi + stili globali</text:span> automaticamente.</text:p>
      <text:p text:style-name="Text_20_body">Vediamo come funziona davvero.</text:p>
      <text:p text:style-name="Horizontal_20_Line"/>
      <text:h text:style-name="Heading_20_1" text:outline-level="1">1️⃣ Esempio di <text:span text:style-name="Source_20_Text">theme.json</text:span></text:h>
      <text:section text:style-name="Sect1" text:name="Section44">
        <text:p text:style-name="P1"><text:bookmark text:name="code-block-viewer Copy 43"/>{</text:p>
        <text:p text:style-name="Preformatted_20_Text"><text:s text:c="2"/>"version": 3,</text:p>
        <text:p text:style-name="Preformatted_20_Text"><text:s text:c="2"/>"settings": {</text:p>
        <text:p text:style-name="Preformatted_20_Text"><text:s text:c="4"/>"color": {</text:p>
        <text:p text:style-name="Preformatted_20_Text"><text:s text:c="6"/>"palette": [</text:p>
        <text:p text:style-name="Preformatted_20_Text"><text:s text:c="8"/>{</text:p>
        <text:p text:style-name="Preformatted_20_Text"><text:s text:c="10"/>"slug": "primary",</text:p>
        <text:p text:style-name="Preformatted_20_Text"><text:s text:c="10"/>"color": "#0066ff",</text:p>
        <text:p text:style-name="Preformatted_20_Text"><text:s text:c="10"/>"name": "Primary"</text:p>
        <text:p text:style-name="Preformatted_20_Text"><text:s text:c="8"/>}</text:p>
        <text:p text:style-name="Preformatted_20_Text"><text:s text:c="6"/>]</text:p>
        <text:p text:style-name="Preformatted_20_Text"><text:s text:c="4"/>},</text:p>
        <text:p text:style-name="Preformatted_20_Text"><text:s text:c="4"/>"typography": {</text:p>
        <text:p text:style-name="Preformatted_20_Text"><text:s text:c="6"/>"fontSizes": [</text:p>
        <text:p text:style-name="Preformatted_20_Text"><text:s text:c="8"/>{</text:p>
        <text:p text:style-name="Preformatted_20_Text"><text:s text:c="10"/>"slug": "large",</text:p>
        <text:p text:style-name="Preformatted_20_Text"><text:s text:c="10"/>"size": "36px"</text:p>
        <text:p text:style-name="Preformatted_20_Text"><text:s text:c="8"/>}</text:p>
        <text:p text:style-name="Preformatted_20_Text"><text:s text:c="6"/>]</text:p>
        <text:p text:style-name="Preformatted_20_Text"><text:s text:c="4"/>}</text:p>
        <text:p text:style-name="Preformatted_20_Text"><text:s text:c="2"/>},</text:p>
        <text:p text:style-name="Preformatted_20_Text"><text:s text:c="2"/>"styles": {</text:p>
        <text:p text:style-name="Preformatted_20_Text"><text:s text:c="4"/>"color": {</text:p>
        <text:p text:style-name="Preformatted_20_Text"><text:s text:c="6"/>"background": "#ffffff",</text:p>
        <text:p text:style-name="Preformatted_20_Text"><text:soft-page-break/><text:s text:c="6"/>"text": "#111111"</text:p>
        <text:p text:style-name="Preformatted_20_Text"><text:s text:c="4"/>}</text:p>
        <text:p text:style-name="Preformatted_20_Text"><text:s text:c="2"/>}</text:p>
        <text:p text:style-name="Preformatted_20_Text">}</text:p>
      </text:section>
      <text:p text:style-name="Text_20_body">Questo sembra solo configurazione… ma WordPress genera molto CSS.</text:p>
      <text:p text:style-name="Horizontal_20_Line"/>
      <text:h text:style-name="Heading_20_1" text:outline-level="1">2️⃣ WordPress crea variabili CSS globali</text:h>
      <text:p text:style-name="Text_20_body">WordPress genera automaticamente variabili dentro <text:span text:style-name="Source_20_Text">:root</text:span>.</text:p>
      <text:p text:style-name="Text_20_body">CSS generato:</text:p>
      <text:section text:style-name="Sect1" text:name="Section45">
        <text:p text:style-name="P1"><text:bookmark text:name="code-block-viewer Copy 44"/>:root {</text:p>
        <text:p text:style-name="Preformatted_20_Text"><text:s text:c="2"/>--wp--preset--color--primary: #0066ff;</text:p>
        <text:p text:style-name="Preformatted_20_Text"><text:s text:c="2"/>--wp--preset--font-size--large: 36px;</text:p>
        <text:p text:style-name="Preformatted_20_Text">}</text:p>
      </text:section>
      <text:p text:style-name="Text_20_body">Queste variabili possono essere usate ovunque.</text:p>
      <text:p text:style-name="Text_20_body">Esempio:</text:p>
      <text:section text:style-name="Sect1" text:name="Section46">
        <text:p text:style-name="P1"><text:bookmark text:name="code-block-viewer Copy 45"/>color: var(--wp--preset--color--primary);</text:p>
      </text:section>
      <text:p text:style-name="Horizontal_20_Line"/>
      <text:h text:style-name="Heading_20_1" text:outline-level="1">3️⃣ WordPress genera classi automatiche</text:h>
      <text:p text:style-name="Text_20_body">Per ogni preset crea anche classi.</text:p>
      <text:p text:style-name="Text_20_body">Per esempio:</text:p>
      <text:section text:style-name="Sect1" text:name="Section47">
        <text:p text:style-name="P1"><text:bookmark text:name="code-block-viewer Copy 46"/>.has-primary-color {</text:p>
        <text:p text:style-name="Preformatted_20_Text"><text:s text:c="2"/>color: var(--wp--preset--color--primary);</text:p>
        <text:p text:style-name="Preformatted_20_Text">}</text:p>
        <text:p text:style-name="Preformatted_20_Text">.has-primary-background-color {</text:p>
        <text:p text:style-name="Preformatted_20_Text"><text:s text:c="2"/>background-color: var(--wp--preset--color--primary);</text:p>
        <text:p text:style-name="Preformatted_20_Text">}</text:p>
      </text:section>
      <text:p text:style-name="Text_20_body">Quando nell’editor scegli un colore, WordPress aggiunge automaticamente:</text:p>
      <text:section text:style-name="Sect1" text:name="Section48">
        <text:p text:style-name="P1"><text:bookmark text:name="code-block-viewer Copy 47"/>&lt;p class="has-primary-color"&gt;</text:p>
      </text:section>
      <text:p text:style-name="Horizontal_20_Line"/>
      <text:h text:style-name="Heading_20_1" text:outline-level="1">4️⃣ WordPress genera gli stili globali</text:h>
      <text:p text:style-name="Text_20_body">Dal blocco <text:span text:style-name="Source_20_Text">styles</text:span> del JSON.</text:p>
      <text:section text:style-name="Sect1" text:name="Section49">
        <text:p text:style-name="P1"><text:bookmark text:name="code-block-viewer Copy 48"/>"styles": {</text:p>
        <text:p text:style-name="Preformatted_20_Text"><text:s text:c="2"/>"color": {</text:p>
        <text:p text:style-name="Preformatted_20_Text"><text:s text:c="4"/>"background": "#ffffff",</text:p>
        <text:p text:style-name="Preformatted_20_Text"><text:s text:c="4"/>"text": "#111111"</text:p>
        <text:p text:style-name="Preformatted_20_Text"><text:s text:c="2"/>}</text:p>
        <text:p text:style-name="Preformatted_20_Text">}</text:p>
      </text:section>
      <text:p text:style-name="Text_20_body">Diventa:</text:p>
      <text:section text:style-name="Sect1" text:name="Section50">
        <text:p text:style-name="P1"><text:bookmark text:name="code-block-viewer Copy 49"/>body {</text:p>
        <text:p text:style-name="Preformatted_20_Text"><text:s text:c="2"/>background-color: #ffffff;</text:p>
        <text:p text:style-name="Preformatted_20_Text"><text:s text:c="2"/>color: #111111;</text:p>
        <text:p text:style-name="Preformatted_20_Text">}</text:p>
      </text:section>
      <text:p text:style-name="Horizontal_20_Line"><text:soft-page-break/></text:p>
      <text:h text:style-name="Heading_20_1" text:outline-level="1">5️⃣ Stili specifici per blocco</text:h>
      <text:p text:style-name="Text_20_body">Puoi anche stilizzare singoli blocchi.</text:p>
      <text:p text:style-name="Text_20_body">Esempio JSON:</text:p>
      <text:section text:style-name="Sect1" text:name="Section51">
        <text:p text:style-name="P1"><text:bookmark text:name="code-block-viewer Copy 50"/>{</text:p>
        <text:p text:style-name="Preformatted_20_Text"><text:s text:c="2"/>"styles": {</text:p>
        <text:p text:style-name="Preformatted_20_Text"><text:s text:c="4"/>"blocks": {</text:p>
        <text:p text:style-name="Preformatted_20_Text"><text:s text:c="6"/>"core/button": {</text:p>
        <text:p text:style-name="Preformatted_20_Text"><text:s text:c="8"/>"border": {</text:p>
        <text:p text:style-name="Preformatted_20_Text"><text:s text:c="10"/>"radius": "6px"</text:p>
        <text:p text:style-name="Preformatted_20_Text"><text:s text:c="8"/>}</text:p>
        <text:p text:style-name="Preformatted_20_Text"><text:s text:c="6"/>}</text:p>
        <text:p text:style-name="Preformatted_20_Text"><text:s text:c="4"/>}</text:p>
        <text:p text:style-name="Preformatted_20_Text"><text:s text:c="2"/>}</text:p>
        <text:p text:style-name="Preformatted_20_Text">}</text:p>
      </text:section>
      <text:p text:style-name="Text_20_body">WordPress genera:</text:p>
      <text:section text:style-name="Sect1" text:name="Section52">
        <text:p text:style-name="P1"><text:bookmark text:name="code-block-viewer Copy 51"/>.wp-block-button .wp-block-button__link {</text:p>
        <text:p text:style-name="Preformatted_20_Text"><text:s text:c="2"/>border-radius: 6px;</text:p>
        <text:p text:style-name="Preformatted_20_Text">}</text:p>
      </text:section>
      <text:p text:style-name="Horizontal_20_Line"/>
      <text:h text:style-name="Heading_20_1" text:outline-level="1">6️⃣ Il CSS viene generato dinamicamente</text:h>
      <text:p text:style-name="Text_20_body">WordPress crea un foglio di stile virtuale chiamato:</text:p>
      <text:section text:style-name="Sect1" text:name="Section53">
        <text:p text:style-name="P1"><text:bookmark text:name="code-block-viewer Copy 52"/>global-styles-inline-css</text:p>
      </text:section>
      <text:p text:style-name="Text_20_body">Se guardi il sorgente HTML vedrai:</text:p>
      <text:section text:style-name="Sect1" text:name="Section54">
        <text:p text:style-name="P1"><text:bookmark text:name="code-block-viewer Copy 53"/>&lt;style id="global-styles-inline-css"&gt;</text:p>
      </text:section>
      <text:p text:style-name="Text_20_body">con dentro tutto il CSS generato dal <text:span text:style-name="Source_20_Text">theme.json</text:span>.</text:p>
      <text:p text:style-name="Horizontal_20_Line"/>
      <text:h text:style-name="Heading_20_1" text:outline-level="1">7️⃣ Ordine di priorità degli stili</text:h>
      <text:p text:style-name="Text_20_body">WordPress usa questa gerarchia:</text:p>
      <text:p text:style-name="Text_20_body">1️⃣ core WordPress<text:line-break/>2️⃣ <text:span text:style-name="Source_20_Text">theme.json</text:span> del tema<text:line-break/>3️⃣ <text:span text:style-name="Source_20_Text">theme.json</text:span> child theme<text:line-break/>4️⃣ stili utente (editor sito)<text:line-break/>5️⃣ CSS manuale</text:p>
      <text:p text:style-name="Text_20_body">Questo permette al <text:span text:style-name="Strong_20_Emphasis">Site Editor</text:span> di sovrascrivere il tema.</text:p>
      <text:p text:style-name="Horizontal_20_Line"/>
      <text:h text:style-name="Heading_20_1" text:outline-level="1"><text:soft-page-break/>8️⃣ La cosa più potente: Design System</text:h>
      <text:p text:style-name="Text_20_body">In pratica <text:span text:style-name="Source_20_Text">theme.json</text:span> è un <text:span text:style-name="Strong_20_Emphasis">design system centralizzato</text:span>.</text:p>
      <text:p text:style-name="Text_20_body">Definisce:</text:p>
      <text:list text:style-name="L12">
        <text:list-item>
          <text:p text:style-name="P14">palette colori</text:p>
        </text:list-item>
        <text:list-item>
          <text:p text:style-name="P14">tipografia</text:p>
        </text:list-item>
        <text:list-item>
          <text:p text:style-name="P14">spacing</text:p>
        </text:list-item>
        <text:list-item>
          <text:p text:style-name="P14">layout</text:p>
        </text:list-item>
        <text:list-item>
          <text:p text:style-name="P14">border radius</text:p>
        </text:list-item>
        <text:list-item>
          <text:p text:style-name="P14">shadows</text:p>
        </text:list-item>
      </text:list>
      <text:p text:style-name="Text_20_body">E tutti i blocchi lo rispettano.</text:p>
      <text:p text:style-name="Horizontal_20_Line"/>
      <text:h text:style-name="Heading_20_1" text:outline-level="1">9️⃣ Esempio reale di variabili generate</text:h>
      <text:p text:style-name="Text_20_body">Un tema moderno può generare:</text:p>
      <text:section text:style-name="Sect1" text:name="Section55">
        <text:p text:style-name="P1"><text:bookmark text:name="code-block-viewer Copy 54"/>--wp--preset--color--primary</text:p>
        <text:p text:style-name="Preformatted_20_Text">--wp--preset--color--secondary</text:p>
        <text:p text:style-name="Preformatted_20_Text">--wp--preset--font-size--small</text:p>
        <text:p text:style-name="Preformatted_20_Text">--wp--preset--font-size--large</text:p>
        <text:p text:style-name="Preformatted_20_Text">--wp--preset--spacing--20</text:p>
        <text:p text:style-name="Preformatted_20_Text">--wp--preset--spacing--40</text:p>
        <text:p text:style-name="Preformatted_20_Text">--wp--preset--shadow--natural</text:p>
      </text:section>
      <text:p text:style-name="Text_20_body">Questo rende WordPress simile a:</text:p>
      <text:list text:style-name="L13">
        <text:list-item>
          <text:p text:style-name="P15">design token system</text:p>
        </text:list-item>
        <text:list-item>
          <text:p text:style-name="P15">Tailwind-like variables</text:p>
        </text:list-item>
        <text:list-item>
          <text:p text:style-name="P15">design systems tipo Figma.</text:p>
        </text:list-item>
      </text:list>
      <text:p text:style-name="Horizontal_20_Line"/>
      <text:p text:style-name="Text_20_body">✅ <text:span text:style-name="Strong_20_Emphasis">In sintesi</text:span></text:p>
      <text:p text:style-name="Text_20_body">Prima:</text:p>
      <text:section text:style-name="Sect1" text:name="Section56">
        <text:p text:style-name="P1"><text:bookmark text:name="code-block-viewer Copy 55"/>CSS scritto a mano</text:p>
      </text:section>
      <text:p text:style-name="Text_20_body">Oggi:</text:p>
      <text:section text:style-name="Sect1" text:name="Section57">
        <text:p text:style-name="P1"><text:bookmark text:name="code-block-viewer Copy 56"/>theme.json</text:p>
        <text:p text:style-name="Preformatted_20_Text">↓</text:p>
        <text:p text:style-name="Preformatted_20_Text">WordPress genera CSS</text:p>
        <text:p text:style-name="Preformatted_20_Text">↓</text:p>
        <text:p text:style-name="Preformatted_20_Text">blocchi lo usano</text:p>
        <text:p text:style-name="Preformatted_20_Text">↓</text:p>
        <text:p text:style-name="Preformatted_20_Text">utente può modificarlo nell'editor</text:p>
      </text:section>
      <text:p text:style-name="Horizontal_20_Line"/>
      <text:p text:style-name="Text_20_body">💡 Ti dico anche una cosa molto interessante che pochi sviluppatori WordPress notano:</text:p>
      <text:p text:style-name="Text_20_body"><text:soft-page-break/><text:span text:style-name="Strong_20_Emphasis"><text:span text:style-name="Source_20_Text">theme.json</text:span></text:span><text:span text:style-name="Strong_20_Emphasis"> è diventato così centrale che WordPress lo usa anche per controllare cosa l’utente può modificare nell’editor.</text:span></text:p>
      <text:p text:style-name="Text_20_body">Ad esempio puoi <text:span text:style-name="Strong_20_Emphasis">disabilitare colori custom, font custom, spacing ecc.</text:span></text:p>
      <text:p text:style-name="Text_20_body">Se vuoi, posso mostrarti anche:</text:p>
      <text:list text:style-name="L14">
        <text:list-item>
          <text:p text:style-name="P16"><text:span text:style-name="Strong_20_Emphasis">un </text:span><text:span text:style-name="Strong_20_Emphasis"><text:span text:style-name="Source_20_Text">theme.json</text:span></text:span><text:span text:style-name="Strong_20_Emphasis"> completo da tema professionale (molto illuminante)</text:span></text:p>
        </text:list-item>
        <text:list-item>
          <text:p text:style-name="P16">oppure <text:span text:style-name="Strong_20_Emphasis">come creare un block theme minimale con solo 3 file</text:span> (il modo più veloce per capire tutto).</text:p>
        </text:list-item>
      </text:list>
      <text:p text:style-name="Text_20_body">come creare un block theme minimale con solo 3 file (il modo più veloce per capire tutto).</text:p>
      <text:p text:style-name="Text_20_body">Il modo <text:span text:style-name="Strong_20_Emphasis">più veloce per capire davvero i block themes</text:span> in <text:span text:style-name="Strong_20_Emphasis">WordPress</text:span> è crearne uno <text:span text:style-name="Strong_20_Emphasis">minimale con soli 3 file</text:span>. Funziona grazie all’editor a blocchi <text:span text:style-name="Strong_20_Emphasis">Gutenberg</text:span> e al sistema <text:span text:style-name="Strong_20_Emphasis">Full Site Editing</text:span>.</text:p>
      <text:p text:style-name="Text_20_body">Con questi 3 file WordPress è già in grado di generare tutto il sito.</text:p>
      <text:p text:style-name="Horizontal_20_Line"/>
      <text:h text:style-name="Heading_20_1" text:outline-level="1">1️⃣ Struttura minimale del tema</text:h>
      <text:p text:style-name="Text_20_body">Crea una cartella dentro:</text:p>
      <text:section text:style-name="Sect1" text:name="Section58">
        <text:p text:style-name="P1"><text:bookmark text:name="code-block-viewer Copy 57"/>/wp-content/themes/</text:p>
      </text:section>
      <text:p text:style-name="Text_20_body">Esempio:</text:p>
      <text:section text:style-name="Sect1" text:name="Section59">
        <text:p text:style-name="P1"><text:bookmark text:name="code-block-viewer Copy 58"/>minimal-block-theme/</text:p>
      </text:section>
      <text:p text:style-name="Text_20_body">Dentro metti solo questo:</text:p>
      <text:section text:style-name="Sect1" text:name="Section60">
        <text:p text:style-name="P1"><text:bookmark text:name="code-block-viewer Copy 59"/>minimal-block-theme</text:p>
        <text:p text:style-name="Preformatted_20_Text">│</text:p>
        <text:p text:style-name="Preformatted_20_Text">├ style.css</text:p>
        <text:p text:style-name="Preformatted_20_Text">├ theme.json</text:p>
        <text:p text:style-name="Preformatted_20_Text">└ templates/</text:p>
        <text:p text:style-name="Preformatted_20_Text"><text:s text:c="4"/>└ index.html</text:p>
      </text:section>
      <text:p text:style-name="Text_20_body">Basta davvero questo.</text:p>
      <text:p text:style-name="Horizontal_20_Line"/>
      <text:h text:style-name="Heading_20_1" text:outline-level="1">2️⃣ <text:span text:style-name="Source_20_Text">style.css</text:span></text:h>
      <text:p text:style-name="Text_20_body">Serve solo per registrare il tema.</text:p>
      <text:section text:style-name="Sect1" text:name="Section61">
        <text:p text:style-name="P1"><text:bookmark text:name="code-block-viewer Copy 60"/>/*</text:p>
        <text:p text:style-name="Preformatted_20_Text">Theme Name: Minimal Block Theme</text:p>
        <text:p text:style-name="Preformatted_20_Text">Author: Demo</text:p>
        <text:p text:style-name="Preformatted_20_Text">Version: 1.0</text:p>
        <text:p text:style-name="Preformatted_20_Text">Requires at least: 6.0</text:p>
        <text:p text:style-name="Preformatted_20_Text">*/</text:p>
      </text:section>
      <text:p text:style-name="Text_20_body">Non serve altro CSS.</text:p>
      <text:p text:style-name="Horizontal_20_Line"/>
      <text:h text:style-name="Heading_20_1" text:outline-level="1"><text:soft-page-break/>3️⃣ <text:span text:style-name="Source_20_Text">theme.json</text:span></text:h>
      <text:p text:style-name="Text_20_body">Qui definiamo un minimo di design.</text:p>
      <text:section text:style-name="Sect1" text:name="Section62">
        <text:p text:style-name="P1"><text:bookmark text:name="code-block-viewer Copy 61"/>{</text:p>
        <text:p text:style-name="Preformatted_20_Text"><text:s text:c="2"/>"version": 3,</text:p>
        <text:p text:style-name="Preformatted_20_Text"><text:s text:c="2"/>"settings": {</text:p>
        <text:p text:style-name="Preformatted_20_Text"><text:s text:c="4"/>"color": {</text:p>
        <text:p text:style-name="Preformatted_20_Text"><text:s text:c="6"/>"palette": [</text:p>
        <text:p text:style-name="Preformatted_20_Text"><text:s text:c="8"/>{</text:p>
        <text:p text:style-name="Preformatted_20_Text"><text:s text:c="10"/>"slug": "primary",</text:p>
        <text:p text:style-name="Preformatted_20_Text"><text:s text:c="10"/>"name": "Primary",</text:p>
        <text:p text:style-name="Preformatted_20_Text"><text:s text:c="10"/>"color": "#0073ff"</text:p>
        <text:p text:style-name="Preformatted_20_Text"><text:s text:c="8"/>}</text:p>
        <text:p text:style-name="Preformatted_20_Text"><text:s text:c="6"/>]</text:p>
        <text:p text:style-name="Preformatted_20_Text"><text:s text:c="4"/>},</text:p>
        <text:p text:style-name="Preformatted_20_Text"><text:s text:c="4"/>"layout": {</text:p>
        <text:p text:style-name="Preformatted_20_Text"><text:s text:c="6"/>"contentSize": "720px",</text:p>
        <text:p text:style-name="Preformatted_20_Text"><text:s text:c="6"/>"wideSize": "1100px"</text:p>
        <text:p text:style-name="Preformatted_20_Text"><text:s text:c="4"/>}</text:p>
        <text:p text:style-name="Preformatted_20_Text"><text:s text:c="2"/>},</text:p>
        <text:p text:style-name="Preformatted_20_Text"><text:s text:c="2"/>"styles": {</text:p>
        <text:p text:style-name="Preformatted_20_Text"><text:s text:c="4"/>"color": {</text:p>
        <text:p text:style-name="Preformatted_20_Text"><text:s text:c="6"/>"background": "#ffffff",</text:p>
        <text:p text:style-name="Preformatted_20_Text"><text:s text:c="6"/>"text": "#222222"</text:p>
        <text:p text:style-name="Preformatted_20_Text"><text:s text:c="4"/>},</text:p>
        <text:p text:style-name="Preformatted_20_Text"><text:s text:c="4"/>"typography": {</text:p>
        <text:p text:style-name="Preformatted_20_Text"><text:s text:c="6"/>"fontFamily": "system-ui",</text:p>
        <text:p text:style-name="Preformatted_20_Text"><text:s text:c="6"/>"lineHeight": "1.6"</text:p>
        <text:p text:style-name="Preformatted_20_Text"><text:s text:c="4"/>}</text:p>
        <text:p text:style-name="Preformatted_20_Text"><text:s text:c="2"/>}</text:p>
        <text:p text:style-name="Preformatted_20_Text">}</text:p>
      </text:section>
      <text:p text:style-name="Text_20_body">WordPress genererà automaticamente il CSS.</text:p>
      <text:p text:style-name="Horizontal_20_Line"/>
      <text:h text:style-name="Heading_20_1" text:outline-level="1">4️⃣ <text:span text:style-name="Source_20_Text">templates/index.html</text:span></text:h>
      <text:p text:style-name="Text_20_body">Questo è il <text:span text:style-name="Strong_20_Emphasis">template universale</text:span> del sito.</text:p>
      <text:section text:style-name="Sect1" text:name="Section63">
        <text:p text:style-name="P1"><text:bookmark text:name="code-block-viewer Copy 62"/>&lt;!-- wp:group {"tagName":"main","layout":{"type":"constrained"}} --&gt;</text:p>
        <text:p text:style-name="Preformatted_20_Text">&lt;!-- wp:site-title {"level":1} /--&gt;</text:p>
        <text:p text:style-name="Preformatted_20_Text">&lt;!-- wp:query {"query":{"perPage":10}} --&gt;</text:p>
        <text:p text:style-name="Preformatted_20_Text"><text:s text:c="4"/>&lt;!-- wp:post-template --&gt;</text:p>
        <text:p text:style-name="Preformatted_20_Text"><text:s text:c="8"/>&lt;!-- wp:post-title {"isLink":true} /--&gt;</text:p>
        <text:p text:style-name="Preformatted_20_Text"><text:s text:c="8"/>&lt;!-- wp:post-excerpt /--&gt;</text:p>
        <text:p text:style-name="Preformatted_20_Text"><text:s text:c="4"/>&lt;!-- /wp:post-template --&gt;</text:p>
        <text:p text:style-name="Preformatted_20_Text">&lt;!-- /wp:query --&gt;</text:p>
        <text:p text:style-name="Preformatted_20_Text">&lt;!-- /wp:group --&gt;</text:p>
      </text:section>
      <text:p text:style-name="Horizontal_20_Line"/>
      <text:h text:style-name="Heading_20_1" text:outline-level="1">5️⃣ Cosa succede quando lo attivi</text:h>
      <text:p text:style-name="Text_20_body">WordPress genera automaticamente:</text:p>
      <text:list text:style-name="L15">
        <text:list-item>
          <text:p text:style-name="P17">header implicito</text:p>
        </text:list-item>
        <text:list-item>
          <text:p text:style-name="P17">loop articoli</text:p>
        </text:list-item>
        <text:list-item>
          <text:p text:style-name="P17"><text:soft-page-break/>layout</text:p>
        </text:list-item>
        <text:list-item>
          <text:p text:style-name="P17">CSS</text:p>
        </text:list-item>
        <text:list-item>
          <text:p text:style-name="P17">classi dei blocchi</text:p>
        </text:list-item>
      </text:list>
      <text:p text:style-name="Text_20_body">Il risultato è una pagina tipo:</text:p>
      <text:section text:style-name="Sect1" text:name="Section64">
        <text:p text:style-name="P1"><text:bookmark text:name="code-block-viewer Copy 63"/>Titolo sito</text:p>
        <text:p text:style-name="Preformatted_20_Text">Articolo 1</text:p>
        <text:p text:style-name="Preformatted_20_Text">excerpt...</text:p>
        <text:p text:style-name="Preformatted_20_Text">Articolo 2</text:p>
        <text:p text:style-name="Preformatted_20_Text">excerpt...</text:p>
      </text:section>
      <text:p text:style-name="Horizontal_20_Line"/>
      <text:h text:style-name="Heading_20_1" text:outline-level="1">6️⃣ Perché funziona con così poco codice</text:h>
      <text:p text:style-name="Text_20_body">Nel sistema moderno:</text:p>
      <text:list text:style-name="L16">
        <text:list-item>
          <text:p text:style-name="P18">i <text:span text:style-name="Strong_20_Emphasis">blocchi sostituiscono PHP</text:span></text:p>
        </text:list-item>
        <text:list-item>
          <text:p text:style-name="P18"><text:span text:style-name="Source_20_Text">theme.json</text:span> sostituisce molta parte del CSS</text:p>
        </text:list-item>
        <text:list-item>
          <text:p text:style-name="P18">l’editor gestisce layout e template</text:p>
        </text:list-item>
      </text:list>
      <text:p text:style-name="Text_20_body">Quindi il tema può essere <text:span text:style-name="Strong_20_Emphasis">estremamente minimale</text:span>.</text:p>
      <text:p text:style-name="Horizontal_20_Line"/>
      <text:h text:style-name="Heading_20_1" text:outline-level="1">7️⃣ Evoluzione passo-passo</text:h>
      <text:p text:style-name="Text_20_body">Da questo minimo puoi aggiungere:</text:p>
      <text:section text:style-name="Sect1" text:name="Section65">
        <text:p text:style-name="P1"><text:bookmark text:name="code-block-viewer Copy 64"/>parts/header.html</text:p>
        <text:p text:style-name="Preformatted_20_Text">parts/footer.html</text:p>
        <text:p text:style-name="Preformatted_20_Text">templates/single.html</text:p>
        <text:p text:style-name="Preformatted_20_Text">templates/page.html</text:p>
        <text:p text:style-name="Preformatted_20_Text">patterns/</text:p>
        <text:p text:style-name="Preformatted_20_Text">styles/</text:p>
      </text:section>
      <text:p text:style-name="Text_20_body">Ed ecco che nasce un tema completo.</text:p>
      <text:p text:style-name="Horizontal_20_Line"/>
      <text:p text:style-name="Text_20_body">💡 <text:span text:style-name="Strong_20_Emphasis">Curiosità utile per sviluppatori</text:span></text:p>
      <text:p text:style-name="Text_20_body">Il tema ufficiale <text:span text:style-name="Strong_20_Emphasis">Twenty Twenty-Five</text:span> di WordPress in realtà non è molto più complesso: gran parte del lavoro è delegato a <text:span text:style-name="Source_20_Text">theme.json</text:span> e ai patterns.</text:p>
      <text:p text:style-name="Horizontal_20_Line"/>
      <text:p text:style-name="Text_20_body">✅ Se vuoi, posso anche mostrarti una cosa molto utile per chi sviluppa temi:</text:p>
      <text:p text:style-name="Text_20_body"><text:span text:style-name="Strong_20_Emphasis">il block theme “perfetto” per iniziare (circa 8 file)</text:span> — è quello che molti sviluppatori WordPress usano come base invece dei classici starter theme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5T16:25:20.485933294</meta:creation-date>
    <dc:date>2026-03-05T16:26:26.094874815</dc:date>
    <meta:editing-duration>PT1M6S</meta:editing-duration>
    <meta:editing-cycles>1</meta:editing-cycles>
    <meta:document-statistic meta:table-count="1" meta:image-count="0" meta:object-count="0" meta:page-count="17" meta:paragraph-count="603" meta:word-count="2234" meta:character-count="15035" meta:non-whitespace-character-count="12762"/>
    <meta:generator>LibreOffice/24.2.7.2$Linux_X86_64 LibreOffice_project/420$Build-2</meta:generator>
  </office:meta>
</office:document-meta>
</file>